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uid1093f20f84b1e.JPG" manifest:media-type="image/jpeg"/>
  <manifest:file-entry manifest:full-path="Pictures/uid455228f755c1.JPG" manifest:media-type="image/jpeg"/>
  <manifest:file-entry manifest:full-path="Pictures/uidc0f16f44f6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3fb14b" style:parent-style-name="Hyperlink">
      <style:text-properties/>
    </style:style>
    <style:style style:family="text" style:name="ab601cf" style:parent-style-name="null">
      <style:text-properties/>
    </style:style>
    <style:style style:family="text" style:name="a68a7c1" style:parent-style-name="null">
      <style:text-properties/>
    </style:style>
    <style:style style:family="text" style:name="a463f3b" style:parent-style-name="Hyperlink">
      <style:text-properties/>
    </style:style>
    <style:style style:family="text" style:name="a634606" style:parent-style-name="null">
      <style:text-properties/>
    </style:style>
    <style:style style:family="text" style:name="a3ac793" style:parent-style-name="Hyperlink">
      <style:text-properties/>
    </style:style>
    <style:style style:family="text" style:name="a54b589" style:parent-style-name="null">
      <style:text-properties/>
    </style:style>
    <style:style style:family="text" style:name="a1495cf" style:parent-style-name="Hyperlink">
      <style:text-properties/>
    </style:style>
    <style:style style:family="text" style:name="a93812e" style:parent-style-name="Hyperlink">
      <style:text-properties/>
    </style:style>
    <style:style style:family="text" style:name="a02f789" style:parent-style-name="Hyperlink">
      <style:text-properties/>
    </style:style>
    <style:style style:family="text" style:name="aec8513" style:parent-style-name="Hyperlink">
      <style:text-properties/>
    </style:style>
    <style:style style:family="text" style:name="a06a240" style:parent-style-name="null">
      <style:text-properties/>
    </style:style>
    <style:style style:family="text" style:name="a33f30a" style:parent-style-name="Hyperlink">
      <style:text-properties/>
    </style:style>
    <style:style style:family="text" style:name="a682262" style:parent-style-name="null">
      <style:text-properties/>
    </style:style>
    <style:style style:family="text" style:name="a2ff138" style:parent-style-name="Hyperlink">
      <style:text-properties/>
    </style:style>
    <style:style style:family="paragraph" style:name="a7b65fb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paragraph" style:name="a57e297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paragraph" style:name="a7fbb5f">
      <style:paragraph-properties fo:text-align="center"/>
    </style:style>
    <style:style style:family="paragraph" style:name="a22bf68">
      <style:paragraph-properties fo:text-align="center"/>
    </style:style>
    <style:style style:family="paragraph" style:name="a79b25f">
      <style:paragraph-properties fo:text-align="center"/>
    </style:style>
    <style:style style:family="paragraph" style:name="a66768e">
      <style:paragraph-properties fo:text-align="center"/>
    </style:style>
    <style:style style:family="text" style:name="ac82fcc" style:parent-style-name="Hyperlink">
      <style:text-properties/>
    </style:style>
    <style:style style:family="table-cell" style:name="a22479c">
      <style:table-cell-properties fo:border-bottom="0.02mm solid #000000" fo:border-left="0.02mm solid #000000" fo:border-right="0.02mm solid #000000" fo:border-top="0.02mm solid #000000"/>
    </style:style>
    <style:style style:family="table-cell" style:name="adb069f">
      <style:table-cell-properties fo:border-bottom="0.02mm solid #000000" fo:border-left="0.02mm solid #000000" fo:border-right="0.02mm solid #000000" fo:border-top="0.02mm solid #000000"/>
    </style:style>
    <style:style style:family="table-column" style:name="ae80b70">
      <style:table-column-properties style:rel-column-width="1000*"/>
    </style:style>
    <style:style style:family="table" style:name="adf0b92" style:parent-style-name="TableGrid">
      <style:table-properties/>
    </style:style>
    <style:style style:family="graphic" style:name="a5ed71f">
      <style:graphic-properties fo:margin-bottom="3.17mm" fo:margin-left="3.17mm" fo:margin-right="3.17mm" fo:margin-top="3.17mm"/>
    </style:style>
    <style:style style:family="graphic" style:name="a58e483">
      <style:graphic-properties fo:margin-bottom="3.17mm" fo:margin-left="3.17mm" fo:margin-right="3.17mm" fo:margin-top="3.17mm"/>
    </style:style>
    <style:style style:family="graphic" style:name="a155825">
      <style:graphic-properties fo:margin-bottom="3.17mm" fo:margin-left="3.17mm" fo:margin-right="3.17mm" fo:margin-top="3.17mm"/>
    </style:style>
    <style:style style:family="table-cell" style:name="ac176ba">
      <style:table-cell-properties fo:border-bottom="0.02mm solid #000000" fo:border-left="0.02mm solid #000000" fo:border-right="0.02mm solid #000000" fo:border-top="0.02mm solid #000000"/>
    </style:style>
    <style:style style:family="table-cell" style:name="aae5de3">
      <style:table-cell-properties fo:border-bottom="0.02mm solid #000000" fo:border-left="0.02mm solid #000000" fo:border-right="0.02mm solid #000000" fo:border-top="0.02mm solid #000000"/>
    </style:style>
    <style:style style:family="table-cell" style:name="a342b73">
      <style:table-cell-properties fo:border-bottom="0.02mm solid #000000" fo:border-left="0.02mm solid #000000" fo:border-right="0.02mm solid #000000" fo:border-top="0.02mm solid #000000"/>
    </style:style>
    <style:style style:family="table-column" style:name="afb7a97">
      <style:table-column-properties style:rel-column-width="1000*"/>
    </style:style>
    <style:style style:family="table" style:name="a2d77d8" style:parent-style-name="TableGrid">
      <style:table-properties/>
    </style:style>
    <style:style style:family="paragraph" style:name="a3f68c1" style:parent-style-name="Standard">
      <style:paragraph-properties fo:background-color="#8eb4e3"/>
    </style:style>
    <style:style style:family="paragraph" style:name="afd8deb" style:parent-style-name="Standard">
      <style:paragraph-properties fo:background-color="#8eb4e3"/>
    </style:style>
    <style:style style:family="paragraph" style:name="ac94606" style:parent-style-name="Standard">
      <style:paragraph-properties fo:text-align="center"/>
    </style:style>
    <style:style style:family="paragraph" style:name="ae80483" style:parent-style-name="Standard">
      <style:paragraph-properties fo:text-align="right"/>
    </style:style>
    <style:style style:family="paragraph" style:name="ade47cb" style:parent-style-name="Standard">
      <style:paragraph-properties fo:text-align="left"/>
    </style:style>
    <style:style style:family="paragraph" style:name="a862e4a" style:parent-style-name="Standard">
      <style:paragraph-properties fo:text-align="right"/>
    </style:style>
    <style:style style:family="paragraph" style:name="ad90f71" style:parent-style-name="Standard">
      <style:paragraph-properties fo:text-align="left"/>
    </style:style>
    <style:style style:family="paragraph" style:name="ac09c07" style:parent-style-name="Standard">
      <style:paragraph-properties fo:text-align="right"/>
    </style:style>
    <style:style style:family="paragraph" style:name="aeaa937" style:parent-style-name="Standard">
      <style:paragraph-properties fo:text-align="left"/>
    </style:style>
    <style:style style:family="paragraph" style:name="ad4777b" style:parent-style-name="Standard">
      <style:paragraph-properties fo:text-align="right"/>
    </style:style>
    <style:style style:family="paragraph" style:name="ab4da62" style:parent-style-name="Standard">
      <style:paragraph-properties fo:text-align="left"/>
    </style:style>
    <style:style style:family="paragraph" style:name="a6ba5de" style:parent-style-name="Standard">
      <style:paragraph-properties fo:line-height="150%" fo:text-align="left"/>
    </style:style>
    <style:style style:family="paragraph" style:name="a264ad5" style:parent-style-name="Standard">
      <style:paragraph-properties fo:line-height="150%" fo:text-align="left"/>
    </style:style>
    <style:style style:family="paragraph" style:name="a3d8290" style:parent-style-name="Standard">
      <style:paragraph-properties fo:line-height="200%" fo:text-align="left"/>
    </style:style>
    <style:style style:family="paragraph" style:name="a51be59" style:parent-style-name="Standard">
      <style:paragraph-properties fo:line-height="200%" fo:text-align="left"/>
    </style:style>
    <style:style style:family="paragraph" style:name="a23b088" style:parent-style-name="Standard">
      <style:paragraph-properties fo:background-color="#8eb4e3" fo:text-align="center"/>
    </style:style>
    <style:style style:family="paragraph" style:name="ac06752" style:parent-style-name="Standard">
      <style:paragraph-properties fo:background-color="#8eb4e3" fo:text-align="center"/>
    </style:style>
    <style:style style:family="paragraph" style:name="ac2e46c" style:parent-style-name="Standard">
      <style:paragraph-properties fo:background-color="#8eb4e3" fo:text-align="right"/>
    </style:style>
    <style:style style:family="paragraph" style:name="a9e1d3a" style:parent-style-name="Standard">
      <style:paragraph-properties fo:background-color="#8eb4e3" fo:text-align="right"/>
    </style:style>
    <style:style style:family="paragraph" style:name="a261b31" style:parent-style-name="Standard">
      <style:paragraph-properties fo:background-color="#8eb4e3" fo:line-height="150%" fo:text-align="left"/>
    </style:style>
    <style:style style:family="paragraph" style:name="a70d7fa" style:parent-style-name="Standard">
      <style:paragraph-properties fo:background-color="#8eb4e3" fo:line-height="200%" fo:text-align="left"/>
    </style:style>
    <style:style style:family="paragraph" style:name="a9150f2" style:parent-style-name="Standard">
      <style:paragraph-properties fo:background-color="#8eb4e3" fo:line-height="200%" fo:text-align="left"/>
    </style:style>
    <style:style style:family="paragraph" style:name="afe56d5" style:parent-style-name="Standard">
      <style:paragraph-properties fo:background-color="transparent" fo:line-height="200%" fo:text-align="left"/>
    </style:style>
    <style:style style:family="graphic" style:name="aff3063">
      <style:graphic-properties fo:margin-bottom="3.17mm" fo:margin-left="3.17mm" fo:margin-right="3.17mm" fo:margin-top="3.17mm" style:horizontal-pos="right" style:horizontal-rel="paragraph" style:wrap="left" style:wrap-contour="false" svg:x="0.0mm" svg:y="0.0mm"/>
    </style:style>
    <style:style style:family="graphic" style:name="ad90c90">
      <style:graphic-properties fo:margin-bottom="3.17mm" fo:margin-left="3.17mm" fo:margin-right="3.17mm" fo:margin-top="3.17mm" style:horizontal-pos="right" style:horizontal-rel="paragraph" style:wrap="left" style:wrap-contour="false" svg:x="0.0mm" svg:y="0.0mm"/>
    </style:style>
    <style:style style:family="paragraph" style:name="a77f915">
      <style:paragraph-properties fo:padding-bottom="1.4mm" fo:padding-left="1.4mm" fo:padding-right="1.4mm" fo:padding-top="1.4mm"/>
    </style:style>
    <style:style style:family="text" style:name="a0b4a98" style:parent-style-name="Hyperlink">
      <style:text-properties/>
    </style:style>
    <style:style style:family="text" style:name="a9e4a4b" style:parent-style-name="Hyperlink">
      <style:text-properties/>
    </style:style>
    <style:style style:family="text" style:name="a69b317" style:parent-style-name="Hyperlink">
      <style:text-properties/>
    </style:style>
    <style:style style:family="text" style:name="a4f5ea0" style:parent-style-name="Hyperlink">
      <style:text-properties/>
    </style:style>
    <style:style style:family="text" style:name="ac54256" style:parent-style-name="Hyperlink">
      <style:text-properties/>
    </style:style>
    <style:style style:family="text" style:name="acb1a21" style:parent-style-name="null">
      <style:text-properties/>
    </style:style>
    <style:style style:family="text" style:name="a945051" style:parent-style-name="Hyperlink">
      <style:text-properties/>
    </style:style>
  </office:automatic-styles>
  <office:body>
    <office:text>
      <text:p><text:a xlink:href="http://www.heise.de" xlink:type="simple"><text:span text:style-name="a2ff138">www.<text:a xlink:href="www.mopo.de" xlink:type="simple">heise</text:a>.de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 style:parent-style-name=""/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1:31:19.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Windows_x86 LibreOffice_project/5b93205-6e6b3fc-7830f6d-c08ad66-1d9bf4</meta:generator>
  </office:meta>
</office:document-meta>
</file>